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71cm" style:rel-column-width="1514*"/>
    </style:style>
    <style:style style:name="Tabell2.B" style:family="table-column">
      <style:table-column-properties style:column-width="7.858cm" style:rel-column-width="4455*"/>
    </style:style>
    <style:style style:name="Tabell2.C" style:family="table-column">
      <style:table-column-properties style:column-width="1.826cm" style:rel-column-width="1035*"/>
    </style:style>
    <style:style style:name="Tabell2.D" style:family="table-column">
      <style:table-column-properties style:column-width="1.64cm" style:rel-column-width="930*"/>
    </style:style>
    <style:style style:name="Tabell2.E" style:family="table-column">
      <style:table-column-properties style:column-width="1.561cm" style:rel-column-width="885*"/>
    </style:style>
    <style:style style:name="Tabell2.F" style:family="table-column">
      <style:table-column-properties style:column-width="1.431cm" style:rel-column-width="811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4" style:family="table-cell">
      <style:table-cell-properties fo:padding="0.097cm" fo:border-left="0.002cm solid #000000" fo:border-right="none" fo:border-top="none" fo:border-bottom="0.002cm solid #000000"/>
    </style:style>
    <style:style style:name="Tabell2.F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5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5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9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1" style:family="paragraph" style:parent-style-name="Table_20_Contents">
      <style:text-properties fo:background-color="#00ff00"/>
    </style:style>
    <style:style style:name="P1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5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7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21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4a6b82" style:text-line-through-style="none" style:font-name="Arial1" fo:font-size="10.5pt" fo:letter-spacing="normal" fo:font-style="normal" style:text-underline-style="none" fo:font-weight="normal" style:text-blinking="false" fo:background-color="#ffffff"/>
    </style:style>
    <style:style style:name="T8" style:family="text">
      <style:text-properties style:font-size-asian="12pt" style:font-weight-asian="normal" style:font-size-complex="12pt" style:font-weight-complex="normal"/>
    </style:style>
    <style:style style:name="T9" style:family="text">
      <style:text-properties fo:background-color="#cccc00"/>
    </style:style>
    <style:style style:name="T10" style:family="text">
      <style:text-properties fo:background-color="transparen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5">AF1.1</text:p>
          </table:table-cell>
          <table:table-cell table:style-name="Tabell2.A2" office:value-type="string">
            <text:p text:style-name="P5">[1.0]Starta spelet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p text:style-name="P5">-När spelet startas ska man komma till en meny, där har man tre val:<text:line-break/><text:tab/>-A. Trycka på starta spelet &gt; Spelet startas <text:line-break/><text:span text:style-name="T9"><text:tab/>-B. Trycka på Information om spelet &gt; En guide som berättar "storyn" till spelet </text:span><text:line-break/><text:tab/>-C. Trycka på visa guideFilm &gt; Visar guidefilm<text:line-break/><text:tab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2</text:p>
          </table:table-cell>
          <table:table-cell table:style-name="Tabell2.A4" office:value-type="string">
            <text:list xml:id="list67037610985625121" text:style-name="L1">
              <text:list-header>
                <text:p text:style-name="P13">[1.0]Lägg till data 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1h</text:p>
          </table:table-cell>
          <table:table-cell table:style-name="Tabell2.A4" office:value-type="string">
            <text:p text:style-name="Table_20_Contents">5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5" office:value-type="string">
            <text:p text:style-name="P2">--</text:p>
          </table:table-cell>
          <table:table-cell table:style-name="Tabell2.A5" office:value-type="string">
            <text:list xml:id="list37616331" text:continue-numbering="true" text:style-name="L1">
              <text:list-header>
                <text:p text:style-name="P13">ToolTip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Xh?</text:p>
          </table:table-cell>
          <table:table-cell table:style-name="Tabell2.F5" office:value-type="string">
            <text:p text:style-name="Table_20_Contents">2h</text:p>
          </table:table-cell>
        </table:table-row>
        <table:table-row>
          <table:table-cell table:style-name="Tabell2.A5" office:value-type="string">
            <text:p text:style-name="P2">--</text:p>
          </table:table-cell>
          <table:table-cell table:style-name="Tabell2.A5" office:value-type="string">
            <text:list xml:id="list37627120" text:continue-numbering="true" text:style-name="L1">
              <text:list-header>
                <text:p text:style-name="P13">Uppdatera grafik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>5h</text:p>
          </table:table-cell>
        </table:table-row>
        <table:table-row>
          <table:table-cell table:style-name="Tabell2.F4" table:number-columns-spanned="6" office:value-type="string">
            <text:p text:style-name="P2">-Klart, men vissa marginaler behöver fixas till, samt positionering i rummen behöver anpassas/ändras..<text:line-break/><text:tab/>-Garderoberna i alla rum behöver fixas<text:line-break/><text:tab/>-Ledtrådarna i vissa rum behöver ompositionera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--</text:p>
          </table:table-cell>
          <table:table-cell table:style-name="Tabell2.A5" office:value-type="string">
            <text:list xml:id="list37606657" text:continue-numbering="true" text:style-name="L1">
              <text:list-header>
                <text:p text:style-name="P13">Intervjua karaktärer (Missat krav..)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>3h</text:p>
          </table:table-cell>
        </table:table-row>
        <table:table-row>
          <table:table-cell table:style-name="Tabell2.F4" table:number-columns-spanned="6" office:value-type="string">
            <text:p text:style-name="P3">Detta är ett "missat krav", men den är halvt klar. <text:line-break/>Detta är vad som saknas på "intervju" funktionen.<text:line-break/>-Karaktärer ska synas att de finns i olika rum (toolbar med Ansikten)</text:p>
            <text:p text:style-name="P3">-När ett ansikte trycks på så ska man komma till en dialog med den karaktäre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AF1.7</text:p>
          </table:table-cell>
          <table:table-cell table:style-name="Tabell2.A5" office:value-type="string">
            <text:list xml:id="list37610240" text:continue-numbering="true" text:style-name="L1">
              <text:list-header>
                <text:p text:style-name="P13">[1.0] Anklaga mördaren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4h</text:p>
          </table:table-cell>
          <table:table-cell table:style-name="Tabell2.F5" office:value-type="string">
            <text:p text:style-name="Table_20_Contents">5h</text:p>
          </table:table-cell>
        </table:table-row>
        <table:table-row>
          <table:table-cell table:style-name="Tabell2.F4" table:number-columns-spanned="6" office:value-type="string">
            <text:p text:style-name="P12"><text:span text:style-name="T4">-check-Bygga en ruta som innehåller knappar till karaktärerna man kan gissa på.</text:span><text:line-break/><text:tab/><text:span text:style-name="T4">-Check-Göra rutorna klickbara</text:span><text:line-break/><text:tab/><text:span text:style-name="T4">-Check-När man trycker på en ruta ska en förstorning på karaktären synas och en bekräfta </text:span><text:span text:style-name="T10"><text:tab/></text:span><text:span text:style-name="T4">knapp <text:tab/>ska snyas..</text:span></text:p>
            <text:p text:style-name="P12"><text:tab/><text:tab/><text:span text:style-name="T4">-CHECK-Beroende på om man tryckt på mördaren ska man:<text:line-break/></text:span><text:span text:style-name="T10"><text:tab/><text:tab/><text:tab/></text:span><text:span text:style-name="T4">-A. (Mördaren är tryckt på): Vinna spelet<text:line-break/></text:span><text:span text:style-name="T10"><text:tab/><text:tab/><text:tab/></text:span><text:span text:style-name="T4">-B. (Mördaren är ej tryckt på): Förlorar spelet</text:span><text:line-break/><text:tab/><text:tab/></text:p>
            <text:p text:style-name="P14">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8</text:p>
          </table:table-cell>
          <table:table-cell table:style-name="Tabell2.A4" office:value-type="string">
            <text:list xml:id="list37626200" text:continue-numbering="true" text:style-name="L1">
              <text:list-header>
                <text:p text:style-name="P13">[1.0] Tidspoäng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4h</text:p>
          </table:table-cell>
          <table:table-cell table:style-name="Tabell2.A4" office:value-type="string">
            <text:p text:style-name="Table_20_Contents">6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37627016" text:continue-numbering="true" text:style-name="L1">
              <text:list-header>
                <text:p text:style-name="P8">-CHECK-Spelaren ska starta med en pot spelpoäng<text:line-break/><text:line-break/>-CHECK-Poängen ska synas i hudden</text:p>
                <text:p text:style-name="P13"><text:line-break/><text:span text:style-name="T4">-Check-Poängen ska dras av när spelaren gör saker.</text:span></text:p>
                <text:p text:style-name="P13"/>
                <text:p text:style-name="P13">-När poängen kommer ner till noll (slås över från antingen 1 till ett värde mindre än 1) ska spelet <text:soft-page-break/>avslutas och spelaren har förlorat.<text:line-break/><text:tab/>-En skärm ska visas som säger att man har avslutat spelet, val ska kunna göras om man vill <text:line-break/><text:tab/>starta om eller återgå till menyn.</text:p>
                <text:p text:style-name="P15"><text:line-break/>-?-Ska antalet spelpoäng vara beroende på antalet riktiga motivkort?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3">AF1.9</text:p>
          </table:table-cell>
          <table:table-cell table:style-name="Tabell2.A5" office:value-type="string">
            <text:list xml:id="list37632718" text:continue-numbering="true" text:style-name="L1">
              <text:list-header>
                <text:p text:style-name="P17">[1.0]<text:span text:style-name="T8">Spelaren kan "rota"</text:span></text:p>
              </text:list-header>
            </text:list>
          </table:table-cell>
          <table:table-cell table:style-name="Tabell2.A5" office:value-type="string">
            <text:p text:style-name="P11">KLAR</text:p>
          </table:table-cell>
          <table:table-cell table:style-name="Tabell2.A5" office:value-type="string">
            <text:p text:style-name="P11">5h</text:p>
          </table:table-cell>
          <table:table-cell table:style-name="Tabell2.A5" office:value-type="string">
            <text:p text:style-name="P11">7h</text:p>
          </table:table-cell>
          <table:table-cell table:style-name="Tabell2.F5" office:value-type="string">
            <text:p text:style-name="P11"/>
          </table:table-cell>
        </table:table-row>
        <table:table-row>
          <table:table-cell table:style-name="Tabell2.F4" table:number-columns-spanned="6" office:value-type="string">
            <text:p text:style-name="P14"><text:span text:style-name="T4">-CHECK-Containrar ska bli klickbara.</text:span><text:line-break/><text:line-break/><text:span text:style-name="T4">-CHECK-Vid tryck på container ska Funktion öppnas som visar GameCards i containern! <text:line-break/><text:tab/>-CHECK-Bygg ruta som innehåller Knappar<text:line-break/><text:line-break/>-CHECK-Kort kan nu <text:s/>väljas och skickas till blippFunktione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4 +1.4.2</text:p>
          </table:table-cell>
          <table:table-cell table:style-name="Tabell2.A4" office:value-type="string">
            <text:list xml:id="list37636397" text:continue-numbering="true" text:style-name="L1">
              <text:list-header>
                <text:p text:style-name="P13">[1.0] <text:span text:style-name="T8">Anteckna</text:span></text:p>
              </text:list-header>
            </text:list>
            <text:p text:style-name="P14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7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37607530" text:continue-numbering="true" text:style-name="L1">
              <text:list-header>
                <text:p text:style-name="P15">-Kunna öppna en ruta att skriva i </text:p>
                <text:p text:style-name="P15"><text:line-break/>-Spara ner det som skrivits i rutan när rutan stängs ner<text:line-break/><text:line-break/>-Kunna ta bort det man skrivit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Data</text:p>
          </table:table-cell>
          <table:table-cell table:style-name="Tabell2.A5" office:value-type="string">
            <text:list xml:id="list37630427" text:continue-numbering="true" text:style-name="L1">
              <text:list-header>
                <text:p text:style-name="P13">Ladda in den nya grafiken</text:p>
              </text:list-header>
            </text:list>
          </table:table-cell>
          <table:table-cell table:style-name="Tabell2.A5" office:value-type="string">
            <text:p text:style-name="Table_20_Contents">KLAR!</text:p>
          </table:table-cell>
          <table:table-cell table:style-name="Tabell2.A5" office:value-type="string">
            <text:p text:style-name="Table_20_Contents">1h</text:p>
          </table:table-cell>
          <table:table-cell table:style-name="Tabell2.A5" office:value-type="string">
            <text:p text:style-name="Table_20_Contents">1h</text:p>
          </table:table-cell>
          <table:table-cell table:style-name="Tabell2.F5" office:value-type="string">
            <text:p text:style-name="Table_20_Contents"/>
          </table:table-cell>
        </table:table-row>
        <table:table-row>
          <table:table-cell table:style-name="Tabell2.A4" office:value-type="string">
            <text:p text:style-name="P2">Buggar</text:p>
          </table:table-cell>
          <table:table-cell table:style-name="Tabell2.A4" office:value-type="string">
            <text:list xml:id="list37629310" text:continue-numbering="true" text:style-name="L1">
              <text:list-header>
                <text:p text:style-name="P13">Buggar</text:p>
              </text:list-header>
            </text:list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3h</text:p>
          </table:table-cell>
          <table:table-cell table:style-name="Tabell2.F4" office:value-type="string">
            <text:p text:style-name="Table_20_Contents">5.5h</text:p>
          </table:table-cell>
        </table:table-row>
        <table:table-row>
          <table:table-cell table:style-name="Tabell2.F4" table:number-columns-spanned="6" office:value-type="string">
            <text:list xml:id="list37620325" text:continue-numbering="true" text:style-name="L1">
              <text:list-header>
                <text:p text:style-name="P21">-Check-Se till att knappar blir inaktiverade/aktiverade när dem ska bli.</text:p>
                <text:p text:style-name="P13"><text:line-break/><text:span text:style-name="T4">-CHECK-färger/textstorlek/font ska vara rätt vid alla dialoger..</text:span></text:p>
                <text:p text:style-name="P17"/>
                <text:p text:style-name="P17">-Check- se till att bakgrunder blir nedgråade när man kommer till till intervjuer/blippbox..</text:p>
                <text:p text:style-name="P17"/>
                <text:p text:style-name="P13"><text:span text:style-name="T4">-Check-Fixat marginaler etc på BlippBoxen..</text:span><text:line-break/></text:p>
                <text:p text:style-name="P19">-Lägg in den nya (slutgiltiga) grafiken * <text:span text:style-name="T4">Typ klar</text:span><text:line-break/><text:line-break/><text:span text:style-name="T4">-CHECK-Fixa storlekar på karaktärer så att de har rätt propotioner..</text:span></text:p>
              </text:list-header>
            </text:list>
            <text:p text:style-name="P18"/>
            <text:p text:style-name="P16">-CHECk-Fixat buggig back-knapp </text:p>
            <text:list xml:id="list37621048" text:continue-numbering="true" text:style-name="L1">
              <text:list-header>
                <text:p text:style-name="P13"/>
                <text:p text:style-name="P13">-All data ska rensas när spelplanen läggs ner, alternativt sparas och laddas in igen om det finns en session som inte är äldre än 10 min(?)</text:p>
              </text:list-header>
            </text:list>
            <text:p text:style-name="P12"/>
            <text:p text:style-name="P12"><text:soft-page-break/>-Byta ordning på hur data läses in BuildRomFunktionen, Hudden ska läsas in Sist..</text:p>
            <text:p text:style-name="P12"/>
            <text:p text:style-name="P20"><text:span text:style-name="T6">-Göra om alla PNG till SVG = </text:span><text:a xlink:type="simple" xlink:href="http://vectormagic.com/home"><text:span text:style-name="T7">http://vectormagic.com/home</text:span></text:a> <text:s text:c="2"/>(?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Summa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28h</text:p>
          </table:table-cell>
          <table:table-cell table:style-name="Tabell2.F4" office:value-type="string">
            <text:p text:style-name="Table_20_Contents">13h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sedan föregående iteration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>141h</text:p>
            <text:p text:style-name="Table_20_Contents">(141h+13h = <text:line-break/>154h)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totalt i projektet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Kvar</text:p>
          </table:table-cell>
          <table:table-cell table:style-name="Tabell2.A4" office:value-type="string">
            <text:p text:style-name="Table_20_Contents"/>
          </table:table-cell>
          <table:table-cell table:style-name="Tabell2.F4" table:number-columns-spanned="2" office:value-type="string">
            <text:p text:style-name="Table_20_Contents">240h – 154h = 86h</text:p>
          </table:table-cell>
          <table:covered-table-cell/>
        </table:table-row>
      </table:table>
      <text:p text:style-name="P4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37608793" text:continue-numbering="true" text:style-name="L1">
              <text:list-header>
                <text:p text:style-name="P13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7630878" text:continue-numbering="true" text:style-name="L1">
              <text:list-header>
                <text:p text:style-name="P9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7628819" text:continue-numbering="true" text:style-name="L1">
              <text:list-header>
                <text:p text:style-name="P9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text:line-break/></text:p>
            <text:p text:style-name="P2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7627736" text:continue-numbering="true" text:style-name="L1">
              <text:list-header>
                <text:p text:style-name="P9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2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3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7604690" text:continue-numbering="true" text:style-name="L1">
              <text:list-header>
                <text:p text:style-name="P10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7618434" text:continue-numbering="true" text:style-name="L1">
              <text:list-header>
                <text:p text:style-name="P9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7605578" text:continue-numbering="true" text:style-name="L1">
              <text:list-header>
                <text:p text:style-name="P9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7628379" text:continue-numbering="true" text:style-name="L1">
              <text:list-header>
                <text:p text:style-name="P9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2">Funktionen är klar till större del! Det som behövs göras :<text:line-break/>-Se till att bilderna får bättre storlek</text:p>
            <text:p text:style-name="P2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7612183" text:continue-numbering="true" text:style-name="L1">
              <text:list-header>
                <text:p text:style-name="P10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7636873" text:continue-numbering="true" text:style-name="L1">
              <text:list-header>
                <text:p text:style-name="P10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7613180" text:continue-numbering="true" text:style-name="L1">
              <text:list-header>
                <text:p text:style-name="P10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7613504" text:continue-numbering="true" text:style-name="L1">
              <text:list-header>
                <text:p text:style-name="P10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8DT2H4M25S</meta:editing-duration>
    <meta:editing-cycles>154</meta:editing-cycles>
    <meta:generator>OpenOffice.org/3.4.1$Win32 OpenOffice.org_project/341m1$Build-9593</meta:generator>
    <dc:date>2014-05-25T17:46:41.49</dc:date>
    <meta:document-statistic meta:table-count="2" meta:image-count="0" meta:object-count="0" meta:page-count="5" meta:paragraph-count="162" meta:word-count="1046" meta:character-count="6145"/>
    <meta:user-defined meta:name="Info 1"/>
    <meta:user-defined meta:name="Info 2"/>
    <meta:user-defined meta:name="Info 3"/>
    <meta:user-defined meta:name="Info 4"/>
  </office:meta>
</office:document-meta>
</file>